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8715in" table:align="left"/>
    </style:style>
    <style:style style:name="Table1.A" style:family="table-column">
      <style:table-column-properties style:column-width="1.3194in"/>
    </style:style>
    <style:style style:name="Table1.B" style:family="table-column">
      <style:table-column-properties style:column-width="2.5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e18aa" officeooo:paragraph-rsid="001e18aa"/>
    </style:style>
    <style:style style:name="P2" style:family="paragraph" style:parent-style-name="Text_20_body">
      <style:text-properties officeooo:rsid="001c0efe" officeooo:paragraph-rsid="001c0efe"/>
    </style:style>
    <style:style style:name="P3" style:family="paragraph" style:parent-style-name="Subtitle">
      <style:text-properties officeooo:rsid="001c0efe" officeooo:paragraph-rsid="001c0efe"/>
    </style:style>
    <style:style style:name="P4" style:family="paragraph" style:parent-style-name="Title">
      <style:text-properties officeooo:rsid="001c0efe" officeooo:paragraph-rsid="001c0efe"/>
    </style:style>
    <style:style style:name="P5" style:family="paragraph" style:parent-style-name="Text_20_body">
      <style:text-properties fo:font-size="10pt" style:font-size-asian="10pt" style:font-size-complex="10pt"/>
    </style:style>
    <style:style style:name="P6" style:family="paragraph" style:parent-style-name="Text_20_body">
      <style:paragraph-properties fo:margin-top="0in" fo:margin-bottom="0in" loext:contextual-spacing="false"/>
    </style:style>
    <style:style style:name="P7" style:family="paragraph" style:parent-style-name="Text_20_body">
      <style:paragraph-properties fo:margin-top="0in" fo:margin-bottom="0in" loext:contextual-spacing="false"/>
      <style:text-properties fo:font-size="10pt" style:font-size-asian="10pt" style:font-size-complex="10pt"/>
    </style:style>
    <style:style style:name="P8" style:family="paragraph" style:parent-style-name="Heading_20_1">
      <style:text-properties officeooo:rsid="001c7a30" officeooo:paragraph-rsid="001c7a30"/>
    </style:style>
    <style:style style:name="P9" style:family="paragraph" style:parent-style-name="Subtitle">
      <style:text-properties officeooo:rsid="001c0efe" officeooo:paragraph-rsid="001c0efe"/>
    </style:style>
    <style:style style:name="T1" style:family="text">
      <style:text-properties officeooo:rsid="001ec086"/>
    </style:style>
    <style:style style:name="T2" style:family="text">
      <style:text-properties officeooo:rsid="0022c38f"/>
    </style:style>
    <style:style style:name="T3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T Security 2020</text:p>
      <text:p text:style-name="P3">Exercise <text:span text:style-name="T2">Cache-Bases Side Channel Attacks</text:span></text:p>
      <text:p text:style-name="P3">- Group Epsilon -</text:p>
      <text:p text:style-name="P2">RALAIKOA Falinirina Raphaël Joseph</text:p>
      <text:h text:style-name="P8" text:outline-level="1">Exercise 1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Variables</text:p>
          </table:table-cell>
          <table:table-cell table:style-name="Table1.B1" office:value-type="string">
            <text:p text:style-name="P5">Value</text:p>
          </table:table-cell>
        </table:table-row>
        <table:table-row>
          <table:table-cell table:style-name="Table1.A2" office:value-type="string">
            <text:p text:style-name="P5">ucnameptr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nameptr</text:p>
          </table:table-cell>
          <table:table-cell table:style-name="Table1.B2" office:value-type="string">
            <text:p text:style-name="P5"/>
          </table:table-cell>
        </table:table-row>
      </table:table>
      <text:p text:style-name="P6"><text:span text:style-name="T3"/></text:p>
      <text:p text:style-name="P6"><text:span text:style-name="T3">562651cc8000-562651cc9000 r-xp 00000000 08:08 408765 <text:s text:c="20"/>/home/raph35/Documents/ItSecurity/TP2/intro/hello</text:span></text:p>
      <text:p text:style-name="P7">562651ec8000-562651ec9000 r--p 00000000 08:08 408765 <text:s text:c="20"/>/home/raph35/Documents/ItSecurity/TP2/intro/hello</text:p>
      <text:p text:style-name="P7">562651ec9000-562651eca000 rw-p 00001000 08:08 408765 <text:s text:c="20"/>/home/raph35/Documents/ItSecurity/TP2/intro/hello</text:p>
      <text:p text:style-name="P7">562652535000-562652556000 rw-p 00000000 00:00 0 <text:s text:c="25"/>[heap]</text:p>
      <text:p text:style-name="P7">7f01ca2a9000-7f01ca490000 r-xp 00000000 08:06 270159 <text:s text:c="20"/>/lib/x86_64-linux-gnu/libc-2.27.so</text:p>
      <text:p text:style-name="P7">7f01ca490000-7f01ca690000 ---p 001e7000 08:06 270159 <text:s text:c="20"/>/lib/x86_64-linux-gnu/libc-2.27.so</text:p>
      <text:p text:style-name="P7">7f01ca690000-7f01ca694000 r--p 001e7000 08:06 270159 <text:s text:c="20"/>/lib/x86_64-linux-gnu/libc-2.27.so</text:p>
      <text:p text:style-name="P7">7f01ca694000-7f01ca696000 rw-p 001eb000 08:06 270159 <text:s text:c="20"/>/lib/x86_64-linux-gnu/libc-2.27.so</text:p>
      <text:p text:style-name="P7">7f01ca696000-7f01ca69a000 rw-p 00000000 00:00 0 </text:p>
      <text:p text:style-name="P7">7f01ca69a000-7f01ca6c3000 r-xp 00000000 08:06 262152 <text:s text:c="20"/>/lib/x86_64-linux-gnu/ld-2.27.so</text:p>
      <text:p text:style-name="P7">7f01ca8a7000-7f01ca8a9000 rw-p 00000000 00:00 0 </text:p>
      <text:p text:style-name="P7">7f01ca8c3000-7f01ca8c4000 r--p 00029000 08:06 262152 <text:s text:c="20"/>/lib/x86_64-linux-gnu/ld-2.27.so</text:p>
      <text:p text:style-name="P7">7f01ca8c4000-7f01ca8c5000 rw-p 0002a000 08:06 262152 <text:s text:c="20"/>/lib/x86_64-linux-gnu/ld-2.27.so</text:p>
      <text:p text:style-name="P7">7f01ca8c5000-7f01ca8c6000 rw-p 00000000 00:00 0 </text:p>
      <text:p text:style-name="P7"><text:soft-page-break/>7fff07866000-7fff07887000 rw-p 00000000 00:00 0 <text:s text:c="25"/>[stack]</text:p>
      <text:p text:style-name="P7">7fff0794d000-7fff07950000 r--p 00000000 00:00 0 <text:s text:c="25"/>[vvar]</text:p>
      <text:p text:style-name="P7">7fff07950000-7fff07952000 r-xp 00000000 00:00 0 <text:s text:c="25"/>[vdso]</text:p>
      <text:p text:style-name="P7">ffffffffff600000-ffffffffff601000 r-xp 00000000 00:00 0 <text:s text:c="17"/>[vsyscall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e18aa" officeooo:paragraph-rsid="001e18aa"/>
    </style:style>
    <style:style style:name="MT1" style:family="text">
      <style:text-properties officeooo:rsid="001ec086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rof. Dieter Gollmann, Johannes Köstler<text:tab/><text:tab/><text:span text:style-name="MT1">November 202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08:23:23.500640218</meta:creation-date>
    <dc:date>2020-11-25T23:53:46.486842565</dc:date>
    <meta:editing-duration>PT5H43M6S</meta:editing-duration>
    <meta:editing-cycles>10</meta:editing-cycles>
    <meta:generator>LibreOffice/6.0.7.3$Linux_X86_64 LibreOffice_project/00m0$Build-3</meta:generator>
    <meta:document-statistic meta:table-count="1" meta:image-count="0" meta:object-count="0" meta:page-count="2" meta:paragraph-count="28" meta:word-count="139" meta:character-count="1856" meta:non-whitespace-character-count="1429"/>
  </office:meta>
</office:document-meta>
</file>